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cm"/>
    </style:style>
    <style:style style:name="pr5" style:family="presentation" style:parent-style-name="Default-outline1">
      <style:graphic-properties fo:min-height="18.273cm"/>
    </style:style>
    <style:style style:name="pr6" style:family="presentation" style:parent-style-name="Default-outline1">
      <style:graphic-properties fo:min-height="17.359cm"/>
    </style:style>
    <style:style style:name="pr7" style:family="presentation" style:parent-style-name="Default-title">
      <style:graphic-properties fo:min-height="1.663cm"/>
    </style:style>
    <style:style style:name="pr8" style:family="presentation" style:parent-style-name="Default-outline1">
      <style:graphic-properties fo:min-height="15.273cm"/>
    </style:style>
    <style:style style:name="pr9" style:family="presentation" style:parent-style-name="Default-outline1">
      <style:graphic-properties fo:min-height="19cm"/>
    </style:style>
    <style:style style:name="pr10" style:family="presentation" style:parent-style-name="Default-title">
      <style:graphic-properties fo:min-height="1.163cm"/>
    </style:style>
    <style:style style:name="pr11" style:family="presentation" style:parent-style-name="Default-outline1">
      <style:graphic-properties fo:min-height="16.273cm"/>
    </style:style>
    <style:style style:name="pr12" style:family="presentation" style:parent-style-name="Default-outline1">
      <style:graphic-properties fo:min-height="17.773cm"/>
    </style:style>
    <style:style style:name="pr13" style:family="presentation" style:parent-style-name="Default-outline1">
      <style:graphic-properties fo:min-height="16.5cm"/>
    </style:style>
    <style:style style:name="pr14" style:family="presentation" style:parent-style-name="Default-outline1">
      <style:graphic-properties fo:min-height="21.399cm"/>
    </style:style>
    <style:style style:name="P1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301cm" svg:y="0.494cm" presentation:class="title" presentation:user-transformed="true">
          <draw:text-box>
            <text:p>Псевдомассив аргументов "arguments"</text:p>
          </draw:text-box>
        </draw:frame>
        <draw:frame presentation:style-name="pr2" draw:layer="layout" svg:width="25.199cm" svg:height="14.217cm" svg:x="1.5cm" svg:y="4.783cm" presentation:class="outline" presentation:user-transformed="true">
          <draw:text-box>
            <text:list text:style-name="L2">
              <text:list-item>
                <text:p><text:span text:style-name="T1">Функцию можно объявить с одним количеством аргументов, а вызвать с другим(как большим так и меньшим) количеством аргументов</text:span></text:p>
              </text:list-item>
              <text:list-item>
                <text:p><text:span text:style-name="T1">Внутри функции можно узнать сколько и каких аргументов было реально передано</text:span><text:span text:style-name="T1"><text:line-break/></text:span><text:span text:style-name="T1">В </text:span><text:span text:style-name="T2">псевдо-массиве</text:span><text:span text:style-name="T1"> arguments</text:span></text:p>
              </text:list-item>
              <text:list-item>
                <text:p><text:span text:style-name="T1">Псевдо-массив это означает, что он не обладает методами массива, но его можно склонировать в массив:</text:span><text:span text:style-name="T1"><text:line-break/></text:span><text:span text:style-name="T1">var args = [];</text:span><text:span text:style-name="T1"><text:line-break/></text:span><text:span text:style-name="T1">for (var i = 0; i &lt; arguments.length; i++) {</text:span><text:span text:style-name="T1"><text:line-break/></text:span><text:span text:style-name="T1"> <text:s/>args[i] = arguments[i];</text:span><text:span text:style-name="T1"><text:line-break/></text:span><text:span text:style-name="T1">}</text:span><text:span text:style-name="T1"><text:line-break/></text:span><text:span text:style-name="T1">Либо короче:</text:span><text:span text:style-name="T1"><text:line-break/></text:span><text:span text:style-name="T1">var args = Array.prototype.slice.call(arguments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Дата и Время</text:p>
          </draw:text-box>
        </draw:frame>
        <draw:frame presentation:style-name="pr2" draw:layer="layout" svg:width="25.199cm" svg:height="17.359cm" svg:x="1.5cm" svg:y="2.5cm" presentation:class="outline" presentation:user-transformed="true">
          <draw:text-box>
            <text:list text:style-name="L2">
              <text:list-item>
                <text:p><text:span text:style-name="T3">new Date()</text:span></text:p>
              </text:list-item>
              <text:list-item>
                <text:p><text:span text:style-name="T3">new Date(milliseconds)</text:span><text:span text:style-name="T3"><text:line-break/></text:span><text:span text:style-name="T3">количество миллисекунд прошедших с 1 января 1970 года GMT+0</text:span><text:span text:style-name="T3"><text:line-break/></text:span><text:span text:style-name="T3">такое представление(но в секундах) называется unix timestamp</text:span></text:p>
              </text:list-item>
              <text:list-item>
                <text:p><text:span text:style-name="T3">new Date(datestring)</text:span><text:span text:style-name="T3"><text:line-break/></text:span><text:span text:style-name="T3">YYYY-MM-DDTHH:mm:ss.sssZ</text:span><text:span text:style-name="T3"><text:line-break/></text:span><text:span text:style-name="T3">2012-01-26T13:51:50.417Z</text:span></text:p>
              </text:list-item>
              <text:list-item>
                <text:p><text:span text:style-name="T3">new Date(year, month, date, hours, minutes, seconds, ms)</text:span></text:p>
              </text:list-item>
              <text:list-item>
                <text:p><text:span text:style-name="T3">У созданного объекта есть куча методов для чтения/установки отдельных величин как число месяца, номер месяца, год, час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301cm" svg:y="0.494cm" presentation:class="title" presentation:user-transformed="true">
          <draw:text-box>
            <text:p>Глобальный объект/scope</text:p>
          </draw:text-box>
        </draw:frame>
        <draw:frame presentation:style-name="pr2" draw:layer="layout" svg:width="25.199cm" svg:height="16.689cm" svg:x="1.301cm" svg:y="3.641cm" presentation:class="outline" presentation:user-transformed="true">
          <draw:text-box>
            <text:list text:style-name="L2">
              <text:list-item>
                <text:p><text:span text:style-name="T4">Все переменные находятся в областях видимости(scope)</text:span></text:p>
              </text:list-item>
              <text:list-item>
                <text:p><text:span text:style-name="T4">Объявленные глобально – в глобальной области видимости</text:span></text:p>
              </text:list-item>
              <text:list-item>
                <text:p><text:span text:style-name="T4">У глобальной области видимости есть представление в виде специального объекта(глобальный объект)</text:span><text:span text:style-name="T4"><text:line-break/></text:span><text:span text:style-name="T4">в браузере это window</text:span><text:span text:style-name="T4"><text:line-break/></text:span><text:span text:style-name="T4">в node.js это global</text:span></text:p>
              </text:list-item>
              <text:list-item>
                <text:p><text:span text:style-name="T4">Все глобальные переменные/функции доступны как свойства глобального объекта</text:span><text:span text:style-name="T4"><text:line-break/></text:span><text:span text:style-name="T4">var foo = 'bar';</text:span><text:span text:style-name="T4"><text:line-break/></text:span><text:span text:style-name="T4">alert(window.foo);// 'bar'</text:span></text:p>
              </text:list-item>
              <text:list-item>
                <text:p><text:span text:style-name="T4">Для локальных областей видимости такого объекта для доступа нету.</text:span><text:span text:style-name="T4"><text:line-break/></text:span><text:span text:style-name="T4">Хотя он иногда упоминается в документации как [[Scope]], но это просто для описания что локальные переменные группируются в ассоциативном массиве(у них должны быть уникальные имена, ...)</text:span><text:span text:style-name="T4"><text:line-break/></text:span><text:span text:style-name="T4">но для работа такой объект не предоставляетс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301cm" svg:y="-0.5cm" presentation:class="title" presentation:user-transformed="true">
          <draw:text-box>
            <text:p><text:span text:style-name="T5">Объявление var, поднятие(hoisting)</text:span></text:p>
          </draw:text-box>
        </draw:frame>
        <draw:frame presentation:style-name="pr2" draw:layer="layout" svg:width="25.199cm" svg:height="16.953cm" svg:x="1cm" svg:y="2.5cm" presentation:class="outline" presentation:user-transformed="true">
          <draw:text-box>
            <text:list text:style-name="L2">
              <text:list-item>
                <text:p><text:span text:style-name="T6">var регистрирует в текущей области видимости переменную</text:span></text:p>
              </text:list-item>
              <text:list-item>
                <text:p><text:span text:style-name="T6">Переменная может быть объявлена в любом месте текущей области</text:span><text:span text:style-name="T6"><text:line-break/></text:span><text:span text:style-name="T6">среда выполнения автоматически поднимет(hoisting) это объявление в самый верх программы</text:span><text:span text:style-name="T6"><text:line-break/></text:span><text:span text:style-name="T6">alert(a);// undefined</text:span><text:span text:style-name="T6"><text:line-break/></text:span><text:span text:style-name="T6">a = 10;</text:span><text:span text:style-name="T6"><text:line-break/></text:span><text:span text:style-name="T6">alert(a);// 10</text:span><text:span text:style-name="T6"><text:line-break/></text:span><text:span text:style-name="T6">var a;//Это объявление будет автоматом перенесено наверх</text:span></text:p>
              </text:list-item>
              <text:list-item>
                <text:p><text:span text:style-name="T6">Но наверх переносится только объявление без присваивания. Присваивания отрабатывают в обычном порядке</text:span><text:span text:style-name="T6"><text:line-break/></text:span><text:span text:style-name="T6">alert(b);//undefined</text:span><text:span text:style-name="T6"><text:line-break/></text:span><text:span text:style-name="T6">var b = 10;//var b перенесен наверх, а b=10 остался в этом месте</text:span><text:span text:style-name="T6"><text:line-break/></text:span><text:span text:style-name="T6">alert(b);//10</text:span></text:p>
              </text:list-item>
              <text:list-item>
                <text:p><text:span text:style-name="T6">Одну переменную можно объявить несколько раз</text:span><text:span text:style-name="T6"><text:line-break/></text:span><text:span text:style-name="T6">но эти объявление всплывут наверх, и будут объеденены в одно</text:span><text:span text:style-name="T6"><text:line-break/></text:span><text:span text:style-name="T6">то есть в итоге мы получим только одну переменную.</text:span></text:p>
              </text:list-item>
              <text:list-item>
                <text:p><text:span text:style-name="T6">Хорошей практикой считается не злоупотреблять этими механизмами.</text:span><text:span text:style-name="T6"><text:line-break/></text:span><text:span text:style-name="T6">Другому человеку будет проще читать код, если все объявления переменных будут объявлены наверху, и будут уникальными.</text:span><text:span text:style-name="T6"><text:line-break/></text:span><text:span text:style-name="T6">Хотя машина способна быстро разобраться с любым кодом, но код мы пишем в первую очередь для люде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Замыкания(closure)</text:p>
          </draw:text-box>
        </draw:frame>
        <draw:frame presentation:style-name="pr2" draw:layer="layout" svg:width="25.199cm" svg:height="13.859cm" svg:x="1.301cm" svg:y="2.5cm" presentation:class="outline" presentation:user-transformed="true">
          <draw:text-box>
            <text:list text:style-name="L2">
              <text:list-item>
                <text:p><text:span text:style-name="T1">В момент вызова/выполнения функции для нее создается своя локальная область видимости</text:span></text:p>
              </text:list-item>
              <text:list-item>
                <text:p><text:span text:style-name="T1">Внутри функции можно работать с ее локальной областью видимости, и со всем старшими областями видимости, которые были доступны на момент </text:span><text:span text:style-name="T7">создания</text:span><text:span text:style-name="T1"> функции</text:span><text:span text:style-name="T1"><text:line-break/></text:span><text:span text:style-name="T1">Это называется замыкание</text:span></text:p>
              </text:list-item>
              <text:list-item>
                <text:p><text:span text:style-name="T1">Если функция не создает и не возвращает из себя функции, то ее область видимости перестанет существовать по окончанию ее выполнения</text:span></text:p>
              </text:list-item>
              <text:list-item>
                <text:p><text:span text:style-name="T1">Но, если функция создала другую функцию, и вернула ее наружу, то область видимости продолжает существовать и доступна свежесозданной функции</text:span><text:span text:style-name="T1"><text:line-break/></text:span><text:span text:style-name="T1">например к в программе со счетчик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301cm" svg:y="-0.5cm" presentation:class="title" presentation:user-transformed="true">
          <draw:text-box>
            <text:p>Статические свойства функций</text:p>
          </draw:text-box>
        </draw:frame>
        <draw:frame presentation:style-name="pr2" draw:layer="layout" svg:width="25.199cm" svg:height="16.29cm" svg:x="1.301cm" svg:y="2.71cm" presentation:class="outline" presentation:user-transformed="true">
          <draw:text-box>
            <text:list text:style-name="L2">
              <text:list-item>
                <text:p><text:span text:style-name="T8">Функции в JS также являются объектами</text:span></text:p>
              </text:list-item>
              <text:list-item>
                <text:p><text:span text:style-name="T8">В частности поэтому мы можем их возвращать из других функций или передавать внутрь</text:span></text:p>
              </text:list-item>
              <text:list-item>
                <text:p><text:span text:style-name="T8">Как и у любого объекта у функций есть методы/свойства, и можно добавлять новые</text:span></text:p>
              </text:list-item>
              <text:list-item>
                <text:p><text:span text:style-name="T8">Если мы добавили к функции свойство, то такое свойство называется статическим(по аналогии с другими ЯП)</text:span></text:p>
              </text:list-item>
              <text:list-item>
                <text:p><text:span text:style-name="T8">Статическое свойство – это означает, что оно доступно без необходимости выполнять функцию</text:span></text:p>
              </text:list-item>
              <text:list-item>
                <text:p><text:span text:style-name="T8">Особенно это актуально для функций-конструкторов. Их статические свойства/методы аналогичны по смыслу статическим свойствам/методам в классе, и доступны без необходимости создавать объект</text:span></text:p>
              </text:list-item>
              <text:list-item>
                <text:p><text:span text:style-name="T8">Пример встроенных в язык статических методов</text:span></text:p>
                <text:list>
                  <text:list-item>
                    <text:p><text:span text:style-name="T8">var arr = Array.from(arrayLike)</text:span><text:span text:style-name="T8"><text:line-break/></text:span><text:span text:style-name="T8">Например для arguments, или node.childList</text:span><text:span text:style-name="T8"><text:line-break/></text:span><text:span text:style-name="T8">ВАЖНО: это новая и экспериментальная функция</text:span><text:span text:style-name="T8"><text:line-break/></text:span><text:span text:style-name="T8">может отсутсвовать в некоторых(особенно старых) браузерах</text:span></text:p>
                  </text:list-item>
                  <text:list-item>
                    <text:p><text:span text:style-name="T8">Array.isArray(arr);//проверяет является ли переданный объект массивом</text:span></text:p>
                  </text:list-item>
                  <text:list-item>
                    <text:p><text:span text:style-name="T8">Array.of(arg1, arg2)//создает новый массив из переданных аргументов</text:span><text:span text:style-name="T8"><text:line-break/></text:span><text:span text:style-name="T8">в отличии от new Array(arg1, arg2), обрабатывает более очевидно случай из одного аргумента-числ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2.2cm" svg:x="1.4cm" svg:y="0.8cm" presentation:class="title" presentation:user-transformed="true">
          <draw:text-box>
            <text:p>Расширенный счетчик</text:p>
          </draw:text-box>
        </draw:frame>
        <draw:frame presentation:style-name="pr2" draw:layer="layout" svg:width="25.199cm" svg:height="16.993cm" svg:x="1.301cm" svg:y="3cm" presentation:class="outline" presentation:user-transformed="true">
          <draw:text-box>
            <text:list text:style-name="L2">
              <text:list-item>
                <text:p><text:span text:style-name="T1">function makeCounter() {</text:span><text:span text:style-name="T1"><text:line-break/></text:span><text:span text:style-name="T1"> <text:s/>var currentCount = 1;</text:span><text:span text:style-name="T1"><text:line-break/></text:span><text:span text:style-name="T1"> <text:s/>function counter() {</text:span><text:span text:style-name="T1"><text:line-break/></text:span><text:span text:style-name="T1"> <text:s text:c="5"/>return currentCount++;</text:span><text:span text:style-name="T1"><text:line-break/></text:span><text:span text:style-name="T1"> <text:s/>}</text:span><text:span text:style-name="T1"><text:line-break/></text:span><text:span text:style-name="T1"> <text:s/>counter.set = function(value) {</text:span><text:span text:style-name="T1"><text:line-break/></text:span><text:span text:style-name="T1"> <text:s text:c="3"/>currentCount = value;</text:span><text:span text:style-name="T1"><text:line-break/></text:span><text:span text:style-name="T1"> <text:s/>};</text:span><text:span text:style-name="T1"><text:line-break/></text:span><text:span text:style-name="T1"> <text:s/>counter.reset = function() {</text:span><text:span text:style-name="T1"><text:line-break/></text:span><text:span text:style-name="T1"> <text:s text:c="3"/>currentCount = 1;</text:span><text:span text:style-name="T1"><text:line-break/></text:span><text:span text:style-name="T1"> <text:s/>};</text:span><text:span text:style-name="T1"><text:line-break/></text:span><text:span text:style-name="T1"> <text:s/>return counter;</text:span><text:span text:style-name="T1"><text:line-break/></text:span><text:span text:style-name="T1">}</text:span><text:span text:style-name="T1"><text:line-break/></text:span><text:span text:style-name="T1">var counter = makeCounter();</text:span><text:span text:style-name="T1"><text:line-break/></text:span><text:span text:style-name="T1">alert( counter() ); // 1</text:span><text:span text:style-name="T1"><text:line-break/></text:span><text:span text:style-name="T1">alert( counter() ); // 2</text:span><text:span text:style-name="T1"><text:line-break/></text:span><text:span text:style-name="T1">counter.set(5);</text:span><text:span text:style-name="T1"><text:line-break/></text:span><text:span text:style-name="T1">alert( counter() ); // 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Паттерн модуль</text:p>
          </draw:text-box>
        </draw:frame>
        <draw:frame presentation:style-name="pr2" draw:layer="layout" svg:width="25.199cm" svg:height="17.049cm" svg:x="1.5cm" svg:y="2.243cm" presentation:class="outline" presentation:user-transformed="true">
          <draw:text-box>
            <text:list text:style-name="L2">
              <text:list-item>
                <text:p><text:span text:style-name="T1">var helloEn = (function() {</text:span><text:span text:style-name="T1"><text:line-break/></text:span><text:span text:style-name="T1"> <text:s text:c="3"/>var message = 'Hello, world!';</text:span><text:span text:style-name="T1"><text:line-break/></text:span><text:span text:style-name="T1"> <text:s text:c="3"/>return function() {//экспорт наружу через return</text:span><text:span text:style-name="T1"><text:line-break/></text:span><text:span text:style-name="T1"> <text:s text:c="7"/>alert(message);</text:span><text:span text:style-name="T1"><text:line-break/></text:span><text:span text:style-name="T1"> <text:s text:c="3"/>};</text:span><text:span text:style-name="T1"><text:line-break/></text:span><text:span text:style-name="T1">})();</text:span></text:p>
              </text:list-item>
              <text:list-item>
                <text:p><text:span text:style-name="T1">(function() {</text:span><text:span text:style-name="T1"><text:line-break/></text:span><text:span text:style-name="T1"> <text:s text:c="3"/>var message = 'Привет, мир!';</text:span><text:span text:style-name="T1"><text:line-break/></text:span><text:span text:style-name="T1"> <text:s text:c="3"/>//экспорт наружу через создание глобальной переменной</text:span><text:span text:style-name="T1"><text:line-break/></text:span><text:span text:style-name="T1"> <text:s text:c="3"/>window.helloRu = function() {</text:span><text:span text:style-name="T1"><text:line-break/></text:span><text:span text:style-name="T1"> <text:s text:c="7"/>alert(message);</text:span><text:span text:style-name="T1"><text:line-break/></text:span><text:span text:style-name="T1"> <text:s text:c="3"/>};</text:span><text:span text:style-name="T1"><text:line-break/></text:span><text:span text:style-name="T1">})();</text:span></text:p>
              </text:list-item>
              <text:list-item>
                <text:p><text:span text:style-name="T1">Теперь переменные message из двух различных модулей не влияют друг на друга</text:span><text:span text:style-name="T1"><text:line-break/></text:span><text:span text:style-name="T1">без использования модуля, у нее було бы только последнее значени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Eval/with</text:p>
          </draw:text-box>
        </draw:frame>
        <draw:frame presentation:style-name="pr2" draw:layer="layout" svg:width="25.199cm" svg:height="18.421cm" svg:x="1.5cm" svg:y="2.061cm" presentation:class="outline" presentation:user-transformed="true">
          <draw:text-box>
            <text:list text:style-name="L2">
              <text:list-item>
                <text:p><text:span text:style-name="T4">eval is evil</text:span></text:p>
                <text:list>
                  <text:list-item>
                    <text:p><text:span text:style-name="T9">Позволяет выполнить строку-код в текущей области видимости</text:span></text:p>
                  </text:list-item>
                </text:list>
              </text:list-item>
              <text:list-item>
                <text:p><text:span text:style-name="T4">with устарел(и поэтому не работает в 'use strict')</text:span></text:p>
                <text:list>
                  <text:list-item>
                    <text:p><text:span text:style-name="T9">var obj = {a:123};</text:span><text:span text:style-name="T9"><text:line-break/></text:span><text:span text:style-name="T9">with(obj) {</text:span><text:span text:style-name="T9"><text:line-break/></text:span><text:span text:style-name="T9"> <text:s text:c="3"/>// свойства объекты тут видны как локальные переменные</text:span><text:span text:style-name="T9"><text:line-break/></text:span><text:span text:style-name="T9"> <text:s text:c="3"/>alert(a);//123</text:span><text:span text:style-name="T9"><text:line-break/></text:span><text:span text:style-name="T9">}</text:span></text:p>
                  </text:list-item>
                </text:list>
              </text:list-item>
              <text:list-item>
                <text:p><text:span text:style-name="T4">Из-за того что обе эти конструкции работают с областями видимости, причем не предсказуемым образом – код с их использованием медленее</text:span></text:p>
              </text:list-item>
              <text:list-item>
                <text:p><text:span text:style-name="T4">Из-за неочевидности работы, при их использовании, такой код будет труднее пониматься другим программистом</text:span></text:p>
              </text:list-item>
              <text:list-item>
                <text:p><text:span text:style-name="T4">Из-за трудностей в восприятии кода могут быть допущены ошибки, в том числе и с безопасностью(например если код генерится из пользовательского ввода)</text:span></text:p>
              </text:list-item>
              <text:list-item>
                <text:p><text:span text:style-name="T4">Вывод: их крайне не рекомендуется использовать.</text:span><text:span text:style-name="T4"><text:line-break/></text:span><text:span text:style-name="T4">Практически всегда задачу можно решить без их использова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5cm" svg:y="-0.506cm" presentation:class="title" presentation:user-transformed="true">
          <draw:text-box>
            <text:p>Методы объектов, this</text:p>
          </draw:text-box>
        </draw:frame>
        <draw:frame presentation:style-name="pr2" draw:layer="layout" svg:width="25.199cm" svg:height="15.262cm" svg:x="1.5cm" svg:y="2.275cm" presentation:class="outline" presentation:user-transformed="true">
          <draw:text-box>
            <text:list text:style-name="L2">
              <text:list-item>
                <text:p><text:span text:style-name="T3">var user = {</text:span><text:span text:style-name="T3"><text:line-break/></text:span><text:span text:style-name="T3"> <text:s/>name: 'Василий',</text:span><text:span text:style-name="T3"><text:line-break/></text:span><text:span text:style-name="T3"> <text:s/>sayHi: function() {</text:span><text:span text:style-name="T3"><text:line-break/></text:span><text:span text:style-name="T3"> <text:s text:c="3"/>alert( this.name );</text:span><text:span text:style-name="T3"><text:line-break/></text:span><text:span text:style-name="T3"> <text:s/>}</text:span><text:span text:style-name="T3"><text:line-break/></text:span><text:span text:style-name="T3">};</text:span><text:span text:style-name="T3"><text:line-break/></text:span><text:span text:style-name="T3">user.sayHi(); // sayHi в контексте user</text:span></text:p>
              </text:list-item>
              <text:list-item>
                <text:p><text:span text:style-name="T3">this внутри метода является ссылкой на объект user, у которого вызвали метод</text:span></text:p>
              </text:list-item>
              <text:list-item>
                <text:p><text:span text:style-name="T3">ВАЖНО: какой будет this у метода выясняется в момент </text:span><text:span text:style-name="T10">вызова</text:span><text:span text:style-name="T3">, а не в момент </text:span><text:span text:style-name="T10">объявления</text:span><text:span text:style-name="T3"><text:line-break/></text:span><text:span text:style-name="T3">В отличии от замыкания, которое запоминается в момент </text:span><text:span text:style-name="T10">создания</text:span><text:span text:style-name="T3"> функци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19.337cm" svg:x="1.4cm" svg:y="0.5cm" presentation:class="outline" presentation:user-transformed="true">
          <draw:text-box>
            <text:list text:style-name="L2">
              <text:list-item>
                <text:p><text:span text:style-name="T1">'use strict';</text:span><text:span text:style-name="T1"><text:line-break/></text:span><text:span text:style-name="T1">var user = {</text:span><text:span text:style-name="T1"><text:line-break/></text:span><text:span text:style-name="T1"> <text:s/>name: 'Василий',</text:span><text:span text:style-name="T1"><text:line-break/></text:span><text:span text:style-name="T1"> <text:s/>sayHi: function() {</text:span><text:span text:style-name="T1"><text:line-break/></text:span><text:span text:style-name="T1"> <text:s text:c="3"/>alert( this.name );</text:span><text:span text:style-name="T1"><text:line-break/></text:span><text:span text:style-name="T1"> <text:s/>}</text:span><text:span text:style-name="T1"><text:line-break/></text:span><text:span text:style-name="T1">};</text:span><text:span text:style-name="T1"><text:line-break/></text:span><text:span text:style-name="T1">user.sayHi(); // 'Василий'. sayHi в контексте user</text:span><text:span text:style-name="T1"><text:line-break/></text:span><text:span text:style-name="T1">var user2 = {</text:span><text:span text:style-name="T1"><text:line-break/></text:span><text:span text:style-name="T1"> <text:s/>name: 'Пётр'</text:span><text:span text:style-name="T1"><text:line-break/></text:span><text:span text:style-name="T1">};</text:span><text:span text:style-name="T1"><text:line-break/></text:span><text:span text:style-name="T1">user2.sayHi = user.sayHi;</text:span><text:span text:style-name="T1"><text:line-break/></text:span><text:span text:style-name="T1">user2.sayHi(); // 'Пётр' . sayHi в контексте user2</text:span><text:span text:style-name="T1"><text:line-break/></text:span><text:span text:style-name="T1"><text:line-break/></text:span><text:span text:style-name="T1">var sayHi = user.sayHi;</text:span><text:span text:style-name="T1"><text:line-break/></text:span><text:span text:style-name="T1">sayHi();//ошибка</text:span></text:p>
              </text:list-item>
              <text:list-item>
                <text:p><text:span text:style-name="T1">при простом вызове функции(не как метода)</text:span></text:p>
                <text:list>
                  <text:list-item>
                    <text:p><text:span text:style-name="T1">this === window; равна глобальному объекту</text:span></text:p>
                  </text:list-item>
                  <text:list-item>
                    <text:p><text:span text:style-name="T1">this === undefined; в случае 'use strict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5cm" svg:y="0.494cm" presentation:class="title" presentation:user-transformed="true">
          <draw:text-box>
            <text:p>Преобразование объектов к примитивам</text:p>
          </draw:text-box>
        </draw:frame>
        <draw:frame presentation:style-name="pr2" draw:layer="layout" svg:width="25.199cm" svg:height="15.351cm" svg:x="1.5cm" svg:y="4.149cm" presentation:class="outline" presentation:user-transformed="true">
          <draw:text-box>
            <text:list text:style-name="L2">
              <text:list-item>
                <text:p><text:span text:style-name="T11">Все объекты(даже пустые) в логических выражениях приводятся к true</text:span></text:p>
              </text:list-item>
              <text:list-item>
                <text:p><text:span text:style-name="T11">Метод toString()</text:span><text:span text:style-name="T11"><text:line-break/></text:span><text:span text:style-name="T11">есть у всех встроенных объектов, и по-умолчанию есть в новых объектах</text:span><text:span text:style-name="T11"><text:line-break/></text:span><text:span text:style-name="T11">именно он вызывается при попытке привести объект к строке</text:span><text:span text:style-name="T11"><text:line-break/></text:span><text:span text:style-name="T11">alert([1, 2, 3]);// "1,2,3"</text:span><text:span text:style-name="T11"><text:line-break/></text:span><text:span text:style-name="T11">alert({q:1, w:2})// "[object Object]"</text:span></text:p>
              </text:list-item>
              <text:list-item>
                <text:p><text:span text:style-name="T11">Метод valueOf()</text:span><text:span text:style-name="T11"><text:line-break/></text:span><text:span text:style-name="T11">используется при попытке привести объект к числу(если метода нету, то используется toString())</text:span><text:span text:style-name="T11"><text:line-break/></text:span><text:span text:style-name="T11">Есть у объектов типа Date</text:span><text:span text:style-name="T11"><text:line-break/></text:span><text:span text:style-name="T11">alert(+new Date());//147375647983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301cm" svg:y="-0.006cm" presentation:class="title" presentation:user-transformed="true">
          <draw:text-box>
            <text:p>Создание объектов через "new"</text:p>
          </draw:text-box>
        </draw:frame>
        <draw:frame presentation:style-name="pr2" draw:layer="layout" svg:width="25.199cm" svg:height="14.927cm" svg:x="2cm" svg:y="3cm" presentation:class="outline" presentation:user-transformed="true">
          <draw:text-box>
            <text:list text:style-name="L2">
              <text:list-item>
                <text:p>Создание объектов через {...} хорошо, когда у нас нету похожих объектов(с такими же методами)</text:p>
              </text:list-item>
              <text:list-item>
                <text:p>Но как только у нас есть несколько похожих объектов, то нам приходится копировать методы, либо объявлять их снова в каждом объекте<text:line-break/>как в примере с user/user2 и методом sayHi<text:line-break/>Такой подход неудобен на двух методах, а дальше он катастрофичен</text:p>
              </text:list-item>
              <text:list-item>
                <text:p>Есть выход!!! - n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cm" svg:y="-0.006cm" presentation:class="title" presentation:user-transformed="true">
          <draw:text-box>
            <text:p>функция-конструктор</text:p>
          </draw:text-box>
        </draw:frame>
        <draw:frame presentation:style-name="pr2" draw:layer="layout" svg:width="25.199cm" svg:height="14.49cm" svg:x="1cm" svg:y="3.5cm" presentation:class="outline" presentation:user-transformed="true">
          <draw:text-box>
            <text:list text:style-name="L2">
              <text:list-item>
                <text:p><text:span text:style-name="T8">function Animal(name) {</text:span><text:span text:style-name="T8"><text:line-break/></text:span><text:span text:style-name="T8"> <text:s/>this.name = name;</text:span><text:span text:style-name="T8"><text:line-break/></text:span><text:span text:style-name="T8"> <text:s/>this.canWalk = true;</text:span><text:span text:style-name="T8"><text:line-break/></text:span><text:span text:style-name="T8">}</text:span><text:span text:style-name="T8"><text:line-break/></text:span><text:span text:style-name="T8">var animal = new Animal("ёжик");</text:span></text:p>
              </text:list-item>
              <text:list-item>
                <text:p><text:span text:style-name="T8">Технически любую функцию можно вызвать с new, и она будет выполнена как конструктор</text:span><text:span text:style-name="T8"><text:line-break/></text:span><text:span text:style-name="T8">но обычно это имеет ноль смысла для тех функций, которые не предназначены для такой работы</text:span></text:p>
              </text:list-item>
              <text:list-item>
                <text:p><text:span text:style-name="T8">Чтобы другим было понятно что функция может использовать как конструктор – называйте ее с большой буквы, в отличии от обычных функций</text:span></text:p>
              </text:list-item>
              <text:list-item>
                <text:p><text:span text:style-name="T8">Когда функция-конструктор вызывается через new, то среда исполнения создает новый пустой объект, и передает его в this в функцию</text:span></text:p>
              </text:list-item>
              <text:list-item>
                <text:p><text:span text:style-name="T8">Если в функции </text:span><text:span text:style-name="T12">нету</text:span><text:span text:style-name="T8"> return-а с объектом, то вызов через new вернет объект, что лежал в this</text:span></text:p>
              </text:list-item>
              <text:list-item>
                <text:p><text:span text:style-name="T8">Если в функции есть return возвращающий объект, то вызов через new вернет этот объект</text:span><text:span text:style-name="T8"><text:line-break/></text:span><text:span text:style-name="T8">обычно это не используется, и не рекомендуется</text:span><text:span text:style-name="T8"><text:line-break/></text:span><text:span text:style-name="T8">потому что объект из this будет содержать не только данные которые вы в него положили, но и связь со своей функцией-конструктором(класс)</text:span><text:span text:style-name="T8"><text:line-break/></text:span><text:span text:style-name="T8">т.е. вы можете отличать объекты созданные как new Animal от объектов new Hum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301cm" svg:y="-0.5cm" presentation:class="title" presentation:user-transformed="true">
          <draw:text-box>
            <text:p><text:span text:style-name="T3">Создание методов.</text:span><text:span text:style-name="T3"><text:line-break/></text:span><text:span text:style-name="T3">Использование локальных переменных</text:span></text:p>
          </draw:text-box>
        </draw:frame>
        <draw:frame presentation:style-name="pr6" draw:layer="layout" svg:width="25.199cm" svg:height="17.359cm" svg:x="1.301cm" svg:y="2.641cm" presentation:class="outline" presentation:user-transformed="true">
          <draw:text-box>
            <text:list text:style-name="L2">
              <text:list-item>
                <text:p><text:span text:style-name="T3">function User(firstName, lastName) {</text:span><text:span text:style-name="T3"><text:line-break/></text:span><text:span text:style-name="T3"> <text:s/>// вспомогательная переменная</text:span><text:span text:style-name="T3"><text:line-break/></text:span><text:span text:style-name="T3"> <text:s/>var phrase = "Привет";</text:span><text:span text:style-name="T3"><text:line-break/></text:span><text:span text:style-name="T3"> <text:s/>// <text:s/>вспомогательная вложенная функция</text:span><text:span text:style-name="T3"><text:line-break/></text:span><text:span text:style-name="T3"> <text:s/>function getFullName() {</text:span><text:span text:style-name="T3"><text:line-break/></text:span><text:span text:style-name="T3"> <text:s text:c="3"/>return firstName + " " + lastName;</text:span><text:span text:style-name="T3"><text:line-break/></text:span><text:span text:style-name="T3"> <text:s/>}</text:span><text:span text:style-name="T3"><text:line-break/></text:span><text:span text:style-name="T3"> <text:s/>this.sayHi = function() {</text:span><text:span text:style-name="T3"><text:line-break/></text:span><text:span text:style-name="T3"> <text:s text:c="3"/>// sayHi видит phrase и getFullName из родительской области видимости</text:span><text:span text:style-name="T3"><text:line-break/></text:span><text:span text:style-name="T3"> <text:s text:c="3"/>alert( phrase + ", " + getFullName() );</text:span><text:span text:style-name="T3"><text:line-break/></text:span><text:span text:style-name="T3"> <text:s/>};</text:span><text:span text:style-name="T3"><text:line-break/></text:span><text:span text:style-name="T3">}</text:span><text:span text:style-name="T3"><text:line-break/></text:span><text:span text:style-name="T3">var vasya = new User("Вася", "Петров");</text:span><text:span text:style-name="T3"><text:line-break/></text:span><text:span text:style-name="T3">vasya.sayHi(); // Привет, Вася Петр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5cm" svg:y="-0.006cm" presentation:class="title" presentation:user-transformed="true">
          <draw:text-box>
            <text:p>Статические методы/свойства</text:p>
          </draw:text-box>
        </draw:frame>
        <draw:frame presentation:style-name="pr2" draw:layer="layout" svg:width="25.199cm" svg:height="13.927cm" svg:x="1.5cm" svg:y="3.073cm" presentation:class="outline" presentation:user-transformed="true">
          <draw:text-box>
            <text:list text:style-name="L2">
              <text:list-item>
                <text:p>function Article() {<text:line-break/> <text:s/>Article.count++;<text:line-break/> <text:s/>//...<text:line-break/>}<text:line-break/>Article.count = 0;<text:line-break/>Article.showCount = function() {<text:line-break/> <text:s/>alert( this.count );<text:line-break/>}<text:line-break/>new Article();<text:line-break/>new Article();<text:line-break/>Article.showCount(); //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5cm" svg:y="0cm" presentation:class="title" presentation:user-transformed="true">
          <draw:text-box>
            <text:p>Явное указание this: "call", "apply"</text:p>
          </draw:text-box>
        </draw:frame>
        <draw:frame presentation:style-name="pr2" draw:layer="layout" svg:width="25.199cm" svg:height="15.876cm" svg:x="1.5cm" svg:y="3.624cm" presentation:class="outline" presentation:user-transformed="true">
          <draw:text-box>
            <text:list text:style-name="L2">
              <text:list-item>
                <text:p><text:span text:style-name="T11">func.call(context, arg1, arg2, ...)</text:span><text:span text:style-name="T11"><text:line-break/></text:span><text:span text:style-name="T11">При этом вызывается функция func, первый аргумент call становится её this, а остальные передаются «как есть».</text:span><text:span text:style-name="T11"><text:line-break/></text:span><text:span text:style-name="T11">Вызов func.call(context, a, b...) – то же, что обычный вызов func(a, b...), но с явно указанным this(=context).</text:span></text:p>
              </text:list-item>
              <text:list-item>
                <text:p><text:span text:style-name="T11">function showFullName() {</text:span><text:span text:style-name="T11"><text:line-break/></text:span><text:span text:style-name="T11"> <text:s/>alert( this.firstName + " " + this.lastName );</text:span><text:span text:style-name="T11"><text:line-break/></text:span><text:span text:style-name="T11">}</text:span><text:span text:style-name="T11"><text:line-break/></text:span><text:span text:style-name="T11">var user = {</text:span><text:span text:style-name="T11"><text:line-break/></text:span><text:span text:style-name="T11"> <text:s/>firstName: "Василий",</text:span><text:span text:style-name="T11"><text:line-break/></text:span><text:span text:style-name="T11"> <text:s/>lastName: "Петров"</text:span><text:span text:style-name="T11"><text:line-break/></text:span><text:span text:style-name="T11">};</text:span><text:span text:style-name="T11"><text:line-break/></text:span><text:span text:style-name="T11">// функция вызовется с this=user</text:span><text:span text:style-name="T11"><text:line-break/></text:span><text:span text:style-name="T11">showFullName.call(user) // "Василий Петров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7" draw:layer="layout" svg:width="25.199cm" svg:height="1.737cm" svg:x="1.4cm" svg:y="0.8cm" presentation:class="title" presentation:user-transformed="true">
          <draw:text-box>
            <text:p>Метод apply</text:p>
          </draw:text-box>
        </draw:frame>
        <draw:frame presentation:style-name="pr8" draw:layer="layout" svg:width="25.199cm" svg:height="15.35cm" svg:x="1.4cm" svg:y="3.5cm" presentation:class="outline" presentation:user-transformed="true">
          <draw:text-box>
            <text:list text:style-name="L2">
              <text:list-item>
                <text:p><text:span text:style-name="T11">Если нам неизвестно, с каким количеством аргументов понадобится вызвать функцию, можно использовать более мощный метод: apply.</text:span><text:span text:style-name="T11"><text:line-break/></text:span><text:span text:style-name="T11">Вызов функции при помощи func.apply работает аналогично func.call, но принимает массив аргументов вместо списка.</text:span></text:p>
              </text:list-item>
              <text:list-item>
                <text:p><text:span text:style-name="T11">func.call(context, arg1, arg2);</text:span><text:span text:style-name="T11"><text:line-break/></text:span><text:span text:style-name="T11">// идентичен вызову</text:span><text:span text:style-name="T11"><text:line-break/></text:span><text:span text:style-name="T11">func.apply(context, [arg1, arg2]);</text:span></text:p>
              </text:list-item>
              <text:list-item>
                <text:p><text:span text:style-name="T11">alert( Math.max(1, 5, 2) ); // 5</text:span><text:span text:style-name="T11"><text:line-break/></text:span><text:span text:style-name="T11"><text:line-break/></text:span><text:span text:style-name="T11">var arr = [1, 5, 2, -3, 4, 1.7];</text:span><text:span text:style-name="T11"><text:line-break/></text:span><text:span text:style-name="T11">// получить максимум из элементов arr</text:span><text:span text:style-name="T11"><text:line-break/></text:span><text:span text:style-name="T11">alert( Math.max.apply(null, arr) ); // 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9" draw:layer="layout" svg:width="25.199cm" svg:height="19cm" svg:x="1.4cm" svg:y="0.5cm" presentation:class="outline" presentation:user-transformed="true">
          <draw:text-box>
            <text:list text:style-name="L2">
              <text:list-item>
                <text:p><text:span text:style-name="T4">Если передать в call/apply в качестве контекста null/undefined</text:span></text:p>
                <text:list>
                  <text:list-item>
                    <text:p><text:span text:style-name="T9">Без 'use strict' this будет равен глобальному объекту window</text:span></text:p>
                  </text:list-item>
                  <text:list-item>
                    <text:p><text:span text:style-name="T9">В режиме 'use strict' this будет строго равен переданному значению</text:span></text:p>
                  </text:list-item>
                  <text:list-item>
                    <text:p><text:span text:style-name="T9">т.е. поведение аналогично простому вызову функции(не как метода)</text:span></text:p>
                  </text:list-item>
                </text:list>
              </text:list-item>
              <text:list-item>
                <text:p><text:span text:style-name="T4">call/apply позволяют одалживать методы у других объектов</text:span><text:span text:style-name="T4"><text:line-break/></text:span><text:span text:style-name="T4">Это имеет смысл, если метод использует те свойства обекъта, которые есть у обоих</text:span></text:p>
                <text:list>
                  <text:list-item>
                    <text:p><text:span text:style-name="T4">Например arguments не является массивом, но у него есть length, и нумерованные индексы</text:span><text:span text:style-name="T4"><text:line-break/></text:span><text:span text:style-name="T4">а значит на нем можно применить любой метод массивов</text:span></text:p>
                  </text:list-item>
                  <text:list-item>
                    <text:p><text:span text:style-name="T4">function printArgs() {</text:span><text:span text:style-name="T4"><text:line-break/></text:span><text:span text:style-name="T4"> <text:s/>// вызов arr.slice() скопирует все элементы из this в новый массив</text:span><text:span text:style-name="T4"><text:line-break/></text:span><text:span text:style-name="T4"> <text:s/>var args = [].slice.call(arguments);</text:span><text:span text:style-name="T4"><text:line-break/></text:span><text:span text:style-name="T4"> <text:s/>alert( args.join(', ') ); // args - полноценный массив из аргументов</text:span><text:span text:style-name="T4"><text:line-break/></text:span><text:span text:style-name="T4">}</text:span><text:span text:style-name="T4"><text:line-break/></text:span><text:span text:style-name="T4">printArgs('Привет', 'мой', 'мир'); // Привет, мой, ми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0" draw:layer="layout" svg:width="25.199cm" svg:height="1.576cm" svg:x="1.4cm" svg:y="0.631cm" presentation:class="title" presentation:user-transformed="true">
          <draw:text-box>
            <text:p><text:span text:style-name="T5">Привязка контекста и карринг: "bind"</text:span></text:p>
          </draw:text-box>
        </draw:frame>
        <draw:frame presentation:style-name="pr11" draw:layer="layout" svg:width="25.199cm" svg:height="16.273cm" svg:x="1.4cm" svg:y="2.5cm" presentation:class="outline" presentation:user-transformed="true">
          <draw:text-box>
            <text:list text:style-name="L2">
              <text:list-item>
                <text:p><text:span text:style-name="T4">this для функции определяется в момент вызова, а не создания</text:span></text:p>
              </text:list-item>
              <text:list-item>
                <text:p><text:span text:style-name="T4">А значит иногда контекст может быть потерян</text:span></text:p>
                <text:list>
                  <text:list-item>
                    <text:p><text:span text:style-name="T9">Например в js есть функция, которая выполняет код через время</text:span><text:span text:style-name="T9"><text:line-break/></text:span><text:span text:style-name="T9">setTimeout(function() {</text:span><text:span text:style-name="T9"><text:line-break/></text:span><text:span text:style-name="T9"> <text:s/>alert( "Привет" );// выведется через 1 секунду</text:span><text:span text:style-name="T9"><text:line-break/></text:span><text:span text:style-name="T9">}, 1000);//аргумент-функция будет вызван через 1000мс</text:span></text:p>
                  </text:list-item>
                  <text:list-item>
                    <text:p><text:span text:style-name="T9">var user = {</text:span><text:span text:style-name="T9"><text:line-break/></text:span><text:span text:style-name="T9"> <text:s/>firstName: "Вася",</text:span><text:span text:style-name="T9"><text:line-break/></text:span><text:span text:style-name="T9"> <text:s/>sayHi: function() {</text:span><text:span text:style-name="T9"><text:line-break/></text:span><text:span text:style-name="T9"> <text:s text:c="3"/>alert( this.firstName );</text:span><text:span text:style-name="T9"><text:line-break/></text:span><text:span text:style-name="T9"> <text:s/>}</text:span><text:span text:style-name="T9"><text:line-break/></text:span><text:span text:style-name="T9">};</text:span><text:span text:style-name="T9"><text:line-break/></text:span><text:span text:style-name="T9">setTimeout(user.sayHi, 1000); // undefined (не Вася!)</text:span></text:p>
                  </text:list-item>
                  <text:list-item>
                    <text:p><text:span text:style-name="T9">Ошибка возникла, потому что мы передали только функцию, но не ее контекст(user)</text:span><text:span text:style-name="T9"><text:line-break/></text:span><text:span text:style-name="T9">т.е. Последняя строка аналогична</text:span><text:span text:style-name="T9"><text:line-break/></text:span><text:span text:style-name="T9">var f = user.sayHi;</text:span><text:span text:style-name="T9"><text:line-break/></text:span><text:span text:style-name="T9">setTimeout(f, 1000); // контекст user потерял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2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Решение 1: сделать обёртку</text:p>
                <text:list>
                  <text:list-item>
                    <text:p>var user = {<text:line-break/> <text:s/>firstName: "Вася",<text:line-break/> <text:s/>sayHi: function() {<text:line-break/> <text:s text:c="3"/>alert( this.firstName );<text:line-break/> <text:s/>}<text:line-break/>};<text:line-break/>setTimeout(function() {<text:line-break/> <text:s/>user.sayHi(); // Вася<text:line-break/>}, 1000);</text:p>
                  </text:list-item>
                  <text:list-item>
                    <text:p>Но может быть проблема, если в течении 1 секунды в переменную user будет записано другое значение(например другой пользователь)<text:line-break/>В результате метод выполнится уже у другого объекта, а не у ожидаемог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2" draw:layer="layout" svg:width="25.199cm" svg:height="18.197cm" svg:x="1.4cm" svg:y="1cm" presentation:class="outline" presentation:user-transformed="true">
          <draw:text-box>
            <text:list text:style-name="L2">
              <text:list-item>
                <text:p><text:span text:style-name="T1">Решение 2: bind для привязки контекста</text:span></text:p>
                <text:list>
                  <text:list-item>
                    <text:p><text:span text:style-name="T4">//вспомогательная функция</text:span><text:span text:style-name="T4"><text:line-break/></text:span><text:span text:style-name="T4">function bind(func, context) {</text:span><text:span text:style-name="T4"><text:line-break/></text:span><text:span text:style-name="T4"> <text:s/>return function() {</text:span><text:span text:style-name="T4"><text:line-break/></text:span><text:span text:style-name="T4"> <text:s text:c="3"/>return func.apply(context, arguments);</text:span><text:span text:style-name="T4"><text:line-break/></text:span><text:span text:style-name="T4"> <text:s/>};</text:span></text:p>
                    <text:p><text:span text:style-name="T4">}</text:span></text:p>
                  </text:list-item>
                  <text:list-item>
                    <text:p><text:span text:style-name="T4">function f() {</text:span><text:span text:style-name="T4"><text:line-break/></text:span><text:span text:style-name="T4"> <text:s/>alert( this );</text:span><text:span text:style-name="T4"><text:line-break/></text:span><text:span text:style-name="T4">}</text:span><text:span text:style-name="T4"><text:line-break/></text:span><text:span text:style-name="T4">var g = bind(f, "Context");</text:span><text:span text:style-name="T4"><text:line-break/></text:span><text:span text:style-name="T4">g(); // Context</text:span></text:p>
                  </text:list-item>
                  <text:list-item>
                    <text:p><text:span text:style-name="T4">var user = {</text:span><text:span text:style-name="T4"><text:line-break/></text:span><text:span text:style-name="T4"> <text:s/>firstName: "Вася",</text:span><text:span text:style-name="T4"><text:line-break/></text:span><text:span text:style-name="T4"> <text:s/>sayHi: function() {</text:span><text:span text:style-name="T4"><text:line-break/></text:span><text:span text:style-name="T4"> <text:s text:c="3"/>alert( this.firstName );</text:span><text:span text:style-name="T4"><text:line-break/></text:span><text:span text:style-name="T4"> <text:s/>}</text:span><text:span text:style-name="T4"><text:line-break/></text:span><text:span text:style-name="T4">};</text:span><text:span text:style-name="T4"><text:line-break/></text:span><text:span text:style-name="T4">setTimeout(bind(user.sayHi, user), 1000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5.199cm" svg:height="18.273cm" svg:x="1.4cm" svg:y="0.5cm" presentation:class="outline" presentation:user-transformed="true">
          <draw:text-box>
            <text:list text:style-name="L2">
              <text:list-item>
                <text:p>Решение 3: встроенный метод bind</text:p>
                <text:list>
                  <text:list-item>
                    <text:p>var wrapper = func.bind(context[, arg1, arg2...])</text:p>
                  </text:list-item>
                  <text:list-item>
                    <text:p>var user = {<text:line-break/> <text:s/>firstName: "Вася",<text:line-break/> <text:s/>sayHi: function() {<text:line-break/> <text:s text:c="3"/>alert( this.firstName );<text:line-break/> <text:s/>}<text:line-break/>};<text:line-break/><text:line-break/>// setTimeout( bind(user.sayHi, user), 1000 );<text:line-break/>// аналог через встроенный метод<text:line-break/>setTimeout(user.sayHi.bind(user), 1000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layer="layout" svg:width="25.199cm" svg:height="1.737cm" svg:x="1.4cm" svg:y="0.8cm" presentation:class="title" presentation:user-transformed="true">
          <draw:text-box>
            <text:p>Карринг</text:p>
          </draw:text-box>
        </draw:frame>
        <draw:frame presentation:style-name="pr13" draw:layer="layout" svg:width="25.199cm" svg:height="16.5cm" svg:x="1.4cm" svg:y="3.5cm" presentation:class="outline" presentation:user-transformed="true">
          <draw:text-box>
            <text:list text:style-name="L2">
              <text:list-item>
                <text:p><text:span text:style-name="T4">Карринг (currying) или каррирование – термин функционального программирования, который означает создание новой функции путём фиксирования аргументов существующей.</text:span><text:span text:style-name="T4"><text:line-break/></text:span><text:span text:style-name="T4">Как было сказано выше, метод func.bind(context, ...) может создавать обёртку, которая фиксирует не только контекст, но и ряд аргументов функции.</text:span></text:p>
              </text:list-item>
              <text:list-item>
                <text:p><text:span text:style-name="T4">function mul(a, b) {</text:span><text:span text:style-name="T4"><text:line-break/></text:span><text:span text:style-name="T4"> <text:s/>return a * b;</text:span><text:span text:style-name="T4"><text:line-break/></text:span><text:span text:style-name="T4">}</text:span><text:span text:style-name="T4"><text:line-break/></text:span><text:span text:style-name="T4">// double умножает только на два</text:span><text:span text:style-name="T4"><text:line-break/></text:span><text:span text:style-name="T4">var double = mul.bind(null, 2); // контекст фиксируем null, он не используется</text:span><text:span text:style-name="T4"><text:line-break/></text:span><text:span text:style-name="T4">alert( double(3) ); // = mul(2, 3) = 6</text:span><text:span text:style-name="T4"><text:line-break/></text:span><text:span text:style-name="T4">alert( double(4) ); // = mul(2, 4) = 8</text:span><text:span text:style-name="T4"><text:line-break/></text:span><text:span text:style-name="T4">alert( double(5) ); // = mul(2, 5) = 10</text:span></text:p>
              </text:list-item>
              <text:list-item>
                <text:p><text:span text:style-name="T4">Говорят, что double является «частичной функцией» (partial function) от mu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2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1">function ask(question, answer, ok, fail) {</text:span><text:span text:style-name="T1"><text:line-break/></text:span><text:span text:style-name="T1"> <text:s/>var result = prompt(question, '');</text:span><text:span text:style-name="T1"><text:line-break/></text:span><text:span text:style-name="T1"> <text:s/>if (result.toLowerCase() == answer.toLowerCase()) ok();</text:span><text:span text:style-name="T1"><text:line-break/></text:span><text:span text:style-name="T1"> <text:s/>else fail();</text:span><text:span text:style-name="T1"><text:line-break/></text:span><text:span text:style-name="T1">}</text:span><text:span text:style-name="T1"><text:line-break/></text:span><text:span text:style-name="T1"><text:line-break/></text:span><text:span text:style-name="T1">ask("Выпустить птичку?", "да", fly, die);</text:span><text:span text:style-name="T1"><text:line-break/></text:span><text:span text:style-name="T1">function fly() {</text:span><text:span text:style-name="T1"><text:line-break/></text:span><text:span text:style-name="T1"> <text:s/>alert( 'улетела :)' );</text:span><text:span text:style-name="T1"><text:line-break/></text:span><text:span text:style-name="T1">}</text:span><text:span text:style-name="T1"><text:line-break/></text:span><text:span text:style-name="T1">function die() {</text:span><text:span text:style-name="T1"><text:line-break/></text:span><text:span text:style-name="T1"> <text:s/>alert( 'птичку жалко :(' );</text:span><text:span text:style-name="T1"><text:line-break/></text:span><text:span text:style-name="T1">}</text:span></text:p>
              </text:list-item>
              <text:list-item>
                <text:p><text:span text:style-name="T1">Если в дальнейшем мы захотим спрашивать пользователя другим способом(например выведем красивое HTML-окошко вместо некрасивого prompt), то мы поменяем только функцию ask, а все остальные будут продолжать ее вызывать как ни в чем не бывал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7" draw:layer="layout" svg:width="25.199cm" svg:height="1.663cm" svg:x="1.4cm" svg:y="0.837cm" presentation:class="title" presentation:user-transformed="true">
          <draw:text-box>
            <text:p><text:span text:style-name="T5">Функции, передаваемые в функции</text:span></text:p>
          </draw:text-box>
        </draw:frame>
        <draw:frame presentation:style-name="pr14" draw:layer="layout" svg:width="25.199cm" svg:height="21.399cm" svg:x="1.5cm" svg:y="3.601cm" presentation:class="outline" presentation:user-transformed="true">
          <draw:text-box>
            <text:list text:style-name="L2">
              <text:list-item>
                <text:p><text:span text:style-name="T6">Это достаточно распространенная практика</text:span></text:p>
                <text:list>
                  <text:list-item>
                    <text:p><text:span text:style-name="T8">setTimeout(func, timeout);</text:span></text:p>
                  </text:list-item>
                  <text:list-item>
                    <text:p><text:span text:style-name="T8">[1, 2, 3, 4].sort(function(a, b) {return a – b;});</text:span></text:p>
                  </text:list-item>
                  <text:list-item>
                    <text:p><text:span text:style-name="T8">ask("Выпустить птичку?", "да", fly, die);</text:span></text:p>
                  </text:list-item>
                </text:list>
              </text:list-item>
              <text:list-item>
                <text:p><text:span text:style-name="T6">В дальнейшем мы познакомимся еще с рядом таких функций</text:span></text:p>
                <text:list>
                  <text:list-item>
                    <text:p><text:span text:style-name="T8">document.addEventListener('click', function() {</text:span><text:span text:style-name="T8"><text:line-break/></text:span><text:span text:style-name="T8"> <text:s text:c="2"/>alert('перестань кликать, а то кликалка отвалится!');</text:span><text:span text:style-name="T8"><text:line-break/></text:span><text:span text:style-name="T8">})</text:span></text:p>
                  </text:list-item>
                </text:list>
              </text:list-item>
              <text:list-item>
                <text:p><text:span text:style-name="T6">Функции которые передаются в другие – называются callback(функции обратного вызова)</text:span></text:p>
                <text:list>
                  <text:list-item>
                    <text:p><text:span text:style-name="T6">Внешняя функция может вызвать callback, когда произойдет одиночное событие(таймер, ответ пользователя). Как правило это получение какого-то результата от пользователя, либо с сервера(ajax)</text:span></text:p>
                  </text:list-item>
                  <text:list-item>
                    <text:p><text:span text:style-name="T6">Внешняя функция может вызывать callback каждый раз, как выполняется какое-то событие(клик, ввод новой буквы пользователем)</text:span><text:span text:style-name="T6"><text:line-break/></text:span><text:span text:style-name="T6">тогда функция-callback уже называется обработчиком события(handl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1M11S</meta:editing-duration>
    <meta:editing-cycles>39</meta:editing-cycles>
    <meta:generator>OpenOffice/4.1.1$Win32 OpenOffice.org_project/411m6$Build-9775</meta:generator>
    <dc:date>2016-09-13T13:06:17.20</dc:date>
    <meta:document-statistic meta:object-count="119"/>
  </office:meta>
</office:document-meta>
</file>